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3.621cm"/>
    </style:style>
    <style:style style:name="Tabella1.C" style:family="table-column">
      <style:table-column-properties style:column-width="7.72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88d" officeooo:paragraph-rsid="0017d88d"/>
    </style:style>
    <style:style style:name="P2" style:family="paragraph" style:parent-style-name="Standard">
      <style:text-properties officeooo:rsid="0017d88d" officeooo:paragraph-rsid="00193ef4"/>
    </style:style>
    <style:style style:name="P3" style:family="paragraph" style:parent-style-name="Standard">
      <style:text-properties officeooo:rsid="00193ef4" officeooo:paragraph-rsid="00193ef4"/>
    </style:style>
    <style:style style:name="P4" style:family="paragraph" style:parent-style-name="Standard">
      <style:text-properties officeooo:rsid="001acaf8" officeooo:paragraph-rsid="001acaf8"/>
    </style:style>
    <style:style style:name="P5" style:family="paragraph" style:parent-style-name="Standard">
      <style:text-properties officeooo:rsid="001acaf8" officeooo:paragraph-rsid="001b27a2"/>
    </style:style>
    <style:style style:name="P6" style:family="paragraph" style:parent-style-name="Standard">
      <style:text-properties officeooo:rsid="001b27a2" officeooo:paragraph-rsid="001b27a2"/>
    </style:style>
    <style:style style:name="P7" style:family="paragraph" style:parent-style-name="Standard">
      <style:text-properties officeooo:rsid="001bf0fd" officeooo:paragraph-rsid="001bf0fd"/>
    </style:style>
    <style:style style:name="P8" style:family="paragraph" style:parent-style-name="Standard">
      <style:text-properties officeooo:rsid="001d27d3" officeooo:paragraph-rsid="001c7668"/>
    </style:style>
    <style:style style:name="P9" style:family="paragraph" style:parent-style-name="Standard">
      <style:text-properties officeooo:rsid="001e7528" officeooo:paragraph-rsid="001e7528"/>
    </style:style>
    <style:style style:name="P10" style:family="paragraph" style:parent-style-name="Standard">
      <style:text-properties officeooo:rsid="001ec5bc" officeooo:paragraph-rsid="001ec5bc"/>
    </style:style>
    <style:style style:name="P11" style:family="paragraph" style:parent-style-name="Table_20_Contents">
      <style:text-properties officeooo:rsid="001b27a2" officeooo:paragraph-rsid="001b27a2"/>
    </style:style>
    <style:style style:name="P12" style:family="paragraph" style:parent-style-name="Table_20_Contents">
      <style:text-properties officeooo:rsid="001bf0fd" officeooo:paragraph-rsid="001bf0fd"/>
    </style:style>
    <style:style style:name="P13" style:family="paragraph" style:parent-style-name="Table_20_Contents">
      <style:text-properties officeooo:rsid="001c7668" officeooo:paragraph-rsid="001c7668"/>
    </style:style>
    <style:style style:name="P14" style:family="paragraph" style:parent-style-name="Table_20_Contents">
      <style:text-properties officeooo:rsid="001e7528" officeooo:paragraph-rsid="001e7528"/>
    </style:style>
    <style:style style:name="P15" style:family="paragraph" style:parent-style-name="Standard">
      <style:text-properties officeooo:rsid="001b27a2" officeooo:paragraph-rsid="001b27a2"/>
    </style:style>
    <style:style style:name="P16" style:family="paragraph" style:parent-style-name="Standard">
      <style:text-properties officeooo:rsid="001c7668" officeooo:paragraph-rsid="001c7668"/>
    </style:style>
    <style:style style:name="P17" style:family="paragraph" style:parent-style-name="Standard">
      <style:text-properties officeooo:rsid="002025b8" officeooo:paragraph-rsid="002025b8"/>
    </style:style>
    <style:style style:name="P18" style:family="paragraph" style:parent-style-name="Standard" style:list-style-name="L3">
      <style:text-properties officeooo:rsid="002025b8" officeooo:paragraph-rsid="002025b8"/>
    </style:style>
    <style:style style:name="P19" style:family="paragraph" style:parent-style-name="Standard">
      <style:text-properties officeooo:rsid="0017d88d" officeooo:paragraph-rsid="0017d88d"/>
    </style:style>
    <style:style style:name="P20" style:family="paragraph" style:parent-style-name="Standard" style:list-style-name="L3">
      <style:text-properties officeooo:paragraph-rsid="002025b8"/>
    </style:style>
    <style:style style:name="P21" style:family="paragraph" style:parent-style-name="Standard">
      <style:text-properties fo:font-weight="bold" officeooo:rsid="0017d88d" officeooo:paragraph-rsid="0017d88d" style:font-weight-asian="bold" style:font-weight-complex="bold"/>
    </style:style>
    <style:style style:name="P22" style:family="paragraph" style:parent-style-name="Standard">
      <style:text-properties officeooo:rsid="00193ef4" officeooo:paragraph-rsid="002025b8"/>
    </style:style>
    <style:style style:name="P23" style:family="paragraph" style:parent-style-name="Standard">
      <style:text-properties officeooo:rsid="00203667" officeooo:paragraph-rsid="00203667"/>
    </style:style>
    <style:style style:name="P24" style:family="paragraph" style:parent-style-name="Standard" style:list-style-name="L4">
      <style:text-properties officeooo:rsid="00203667" officeooo:paragraph-rsid="00203667"/>
    </style:style>
    <style:style style:name="P25" style:family="paragraph" style:parent-style-name="Standard" style:list-style-name="L4">
      <style:text-properties officeooo:rsid="00226655" officeooo:paragraph-rsid="00226655"/>
    </style:style>
    <style:style style:name="P26" style:family="paragraph" style:parent-style-name="Title">
      <style:text-properties officeooo:rsid="00193ef4"/>
    </style:style>
    <style:style style:name="T1" style:family="text">
      <style:text-properties officeooo:rsid="00193ef4"/>
    </style:style>
    <style:style style:name="T2" style:family="text">
      <style:text-properties officeooo:rsid="001acaf8"/>
    </style:style>
    <style:style style:name="T3" style:family="text">
      <style:text-properties officeooo:rsid="001b27a2"/>
    </style:style>
    <style:style style:name="T4" style:family="text">
      <style:text-properties officeooo:rsid="001c7668"/>
    </style:style>
    <style:style style:name="T5" style:family="text">
      <style:text-properties officeooo:rsid="001e7528"/>
    </style:style>
    <style:style style:name="T6" style:family="text">
      <style:text-properties officeooo:rsid="001ec5bc"/>
    </style:style>
    <style:style style:name="T7" style:family="text">
      <style:text-properties officeooo:rsid="002025b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25b8" style:font-weight-asian="bold" style:font-weight-complex="bold"/>
    </style:style>
    <style:style style:name="T10" style:family="text">
      <style:text-properties officeooo:rsid="0021632b"/>
    </style:style>
    <style:style style:name="T11" style:family="text">
      <style:text-properties officeooo:rsid="002266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vimenti possibili robot</text:p>
      <text:p text:style-name="P1"/>
      <text:p text:style-name="P3">L'esercizio proposto ha come obiettivo quello di calcolare i movimenti possibili <text:span text:style-name="T2">di un robot che si muove in uno spazio bidimensionale che è limitato da alcuni ostacoli che ne impediscono il movimento completo.</text:span></text:p>
      <text:p text:style-name="P3"/>
      <text:p text:style-name="P4">Lo spazio/ambiente in cui il robot può muoversi informaticamente parlando verrà chiamato campo.</text:p>
      <text:p text:style-name="P4">Il campo è un rettangolo caratterizzato dai 4 vertici (0, 0) (0, 1000) (1000, 0) (1000, 1000)</text:p>
      <text:p text:style-name="P4">In questo esercizio utilizzeremo un campo quadrato di lunghezza 1000.</text:p>
      <text:p text:style-name="P4"/>
      <text:p text:style-name="P4">Al centro (500, 500) è fissato un robot rotante a due braccia. Il robot è realizzato in modo che il secondo braccio può ruotare per 360° senza che i due bracci vengano in contatto e quindi possano sbattere uno con l'altro. Anche il primo braccio può ruotare liberamente (non considerando gli ostacoli) nell'ambiente.</text:p>
      <text:p text:style-name="P4"/>
      <text:p text:style-name="P4">Nell'ambiente ci sono però degli ostacoli. Il robot quindi non potrà ruotare liberamente e raggiungere tutte le posizioni possibili. </text:p>
      <text:p text:style-name="P4">Ogni oggetto presente nel campo viene ridotto ad un insieme di triangoli fissi tra di loro.</text:p>
      <text:p text:style-name="P5">Il robot è composto da 2 bracci rettangolari ciascun braccio viene scomposto in 2 triangoli. <text:span text:style-name="T3">I bracci sono incernierati a metà del lato corto</text:span></text:p>
      <text:p text:style-name="P6">Cerniera 0: cerniera ambiente – braccio1</text:p>
      <text:p text:style-name="P6">Cerniera 1: cerniera braccio1 – braccio 2</text:p>
      <text:p text:style-name="P6">Punto 0: end-point del braccio2 su cui è montato l'utensile</text:p>
      <text:p text:style-name="P7">Definiamo alfa l'angolo in cui è ruotato il braccio 1 rispetto all'orizzontale e beta l'angolo in cui è ruotato il braccio 2 rispetto all'orizzontale. Consideriamo che il robot parti con condizioni iniziali presentate in tabella e che gli angoli ovviamente siano pari a 0.</text:p>
      <text:p text:style-name="P7"/>
      <text:p text:style-name="P7">Ostacoli: anche questi sono rappresentati come un insieme di triangoli. Nel nostro campo sono presenti <text:span text:style-name="T4">3</text:span> ostacoli, uno rettangolare e uno triangolare vedere tabella riassuntiva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">oggetti</text:p>
          </table:table-cell>
          <table:table-cell table:style-name="Tabella1.A1" office:value-type="string">
            <text:p text:style-name="P11">dimensioni</text:p>
          </table:table-cell>
          <table:table-cell table:style-name="Tabella1.C1" office:value-type="string">
            <text:p text:style-name="P14">Punti caratteristici iniziali</text:p>
          </table:table-cell>
        </table:table-row>
        <table:table-row>
          <table:table-cell table:style-name="Tabella1.A2" office:value-type="string">
            <text:p text:style-name="P11">Braccio 1</text:p>
          </table:table-cell>
          <table:table-cell table:style-name="Tabella1.A2" office:value-type="string">
            <text:p text:style-name="P11">20 x 200</text:p>
          </table:table-cell>
          <table:table-cell table:style-name="Tabella1.C2" office:value-type="string">
            <text:p text:style-name="P11">(490, 500) (510, 500) (510, 700)</text:p>
            <text:p text:style-name="P11">(490, 500) (490, 700) (510,700)</text:p>
          </table:table-cell>
        </table:table-row>
        <table:table-row>
          <table:table-cell table:style-name="Tabella1.A2" office:value-type="string">
            <text:p text:style-name="P11">Braccio 2</text:p>
          </table:table-cell>
          <table:table-cell table:style-name="Tabella1.A2" office:value-type="string">
            <text:p text:style-name="P11">20 x 150</text:p>
          </table:table-cell>
          <table:table-cell table:style-name="Tabella1.C2" office:value-type="string">
            <text:p text:style-name="P11">(490, 700) (510, 700) (510, 850)</text:p>
            <text:p text:style-name="P11">(490, 700) (490, 850) (510, 850)</text:p>
          </table:table-cell>
        </table:table-row>
        <table:table-row>
          <table:table-cell table:style-name="Tabella1.A2" office:value-type="string">
            <text:p text:style-name="P12">Cerniera0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P12">(500, 500)</text:p>
          </table:table-cell>
        </table:table-row>
        <table:table-row>
          <table:table-cell table:style-name="Tabella1.A2" office:value-type="string">
            <text:p text:style-name="P12">Cerniera 1 (mobile)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P12">(500, 700)</text:p>
          </table:table-cell>
        </table:table-row>
        <table:table-row>
          <table:table-cell table:style-name="Tabella1.A2" office:value-type="string">
            <text:p text:style-name="P12">Punto 0 (mobile)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P12">(500, 850)</text:p>
          </table:table-cell>
        </table:table-row>
        <table:table-row>
          <table:table-cell table:style-name="Tabella1.A2" office:value-type="string">
            <text:p text:style-name="P12">Ostacolo 0</text:p>
          </table:table-cell>
          <table:table-cell table:style-name="Tabella1.A2" office:value-type="string">
            <text:p text:style-name="P12">1000 x 200</text:p>
          </table:table-cell>
          <table:table-cell table:style-name="Tabella1.C2" office:value-type="string">
            <text:p text:style-name="P12">(800, 0) (1000, 0) (800, 1000)</text:p>
            <text:p text:style-name="P12">(1000, 0) (800, 1000) (1000, 1000)</text:p>
          </table:table-cell>
        </table:table-row>
        <table:table-row>
          <table:table-cell table:style-name="Tabella1.A2" office:value-type="string">
            <text:p text:style-name="P12">Ostacolo 1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P12">(400, 300) (400, 350) (350, 325)</text:p>
          </table:table-cell>
        </table:table-row>
        <table:table-row>
          <table:table-cell table:style-name="Tabella1.A2" office:value-type="string">
            <text:p text:style-name="P13">Ostacolo 2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P13">(200, 800) (200, 850) (150, 825)</text:p>
          </table:table-cell>
        </table:table-row>
      </table:table>
      <text:p text:style-name="P4"/>
      <text:p text:style-name="P16">Obiettivo:</text:p>
      <text:list xml:id="list4494424150448236104" text:style-name="L3">
        <text:list-item>
          <text:p text:style-name="P20"><text:span text:style-name="T7">realizzare il grafico “spazio delle configurazioni” cioè un grafico a 2 colori che rappresenta le configurazioni del braccio che è possibile raggiungere (bianco) e le configurazioni che il </text:span><text:soft-page-break/><text:span text:style-name="T7">braccio robot non può attuare per la presenza degli ostacoli(nero). Siccome le configurazioni del movimento del braccio dipendono da 2 angoli, allora <text:s/>nelle ascisse l'angolo alfa e ordinate l'angolo beta. Lasciare in bianco lo spazio di movimento permesso e mettere in nero</text:span></text:p>
          <text:p text:style-name="P20"/>
        </text:list-item>
        <text:list-item>
          <text:p text:style-name="P20"><text:span text:style-name="T7">realizzare un grafico a 2 colori in cui un colore rappresenta lo spazio in cui il punto 0 si può muovere e l'altro lo spazio che non può essere raggiunto dal punto 0 cioè dall'utensile.</text:span></text:p>
        </text:list-item>
        <text:list-item>
          <text:p text:style-name="P18">Con PyGame fare l'animazione del movimento del braccio</text:p>
        </text:list-item>
      </text:list>
      <text:p text:style-name="P8"/>
      <text:p text:style-name="P21">Gruppo1: Realizzare la parte base del programma</text:p>
      <text:p text:style-name="P1"/>
      <text:p text:style-name="P1"><text:span text:style-name="T5">I dati</text:span> in ingresso <text:span text:style-name="T5">sono quelli rappresentati nella tabella, cioè il</text:span> campo, <text:span text:style-name="T5">gli </text:span>ostacoli, <text:s/><text:span text:style-name="T5">il robot.</text:span></text:p>
      <text:p text:style-name="P9">Creare una funzione che sposta i bracci del robot di un angolo fissato pari ad 1 grado, che calcola i nuovi punti del corpo del robot (i nuovi vertici dei triangoli del robot).</text:p>
      <text:p text:style-name="P9">Alla fine deve plottare un grafico che rappresenti con un colore i punti del campo che sono/non sono raggiungibili dal punto0. Per fare ciò servirà anche una funzione che realizzerà il gruppo 2 che <text:s/>restituisce un valore booleano se il corpo del robot è in collisione con un ostacolo. <text:span text:style-name="T6">In questo caso il punto 0 viene segnato come non raggiungibile, ma non è così semplice….</text:span></text:p>
      <text:p text:style-name="P3">Alla funzione bisogna passare come parametri i 2 triangoli di cui si vuole effettuare il confronto, ogni triangolo è formato da 3 vertici sotto forma di vettore di tre vettori ciascuno composto da 2 elementi (coordinata riga, coordinata colonna). </text:p>
      <text:p text:style-name="P3"/>
      <text:p text:style-name="P10">Si dovranno usare pesantemente le funzioni trigonometriche sin-cos della libreria math o numpy</text:p>
      <text:p text:style-name="P1"/>
      <text:p text:style-name="P1"><text:span text:style-name="T9">G</text:span><text:span text:style-name="T8">ruppo2: Realizzare la funzione </text:span><text:span text:style-name="T9">Intersezione Triangoli</text:span></text:p>
      <text:p text:style-name="P1"><text:span text:style-name="T9"/></text:p>
      <text:p text:style-name="P2">Il programma di base deve verificare <text:span text:style-name="T1">a questo punto </text:span>se il “corpo” del robot entra in <text:span text:style-name="T7">collisione</text:span> con un ostacolo.</text:p>
      <text:p text:style-name="P3">Ogni oggetto abbiamo visto è <text:span text:style-name="T7">scomposto</text:span> da una serie di triangoli. </text:p>
      <text:p text:style-name="P22">La funzione che dovete creare prende in ingresso due triangoli <text:span text:style-name="T7">(T1 e T2) </text:span>e li confronta in modo da verificare se <text:span text:style-name="T7">i due </text:span>triangolo <text:span text:style-name="T7">si intersecano</text:span>. <text:span text:style-name="T7">La funzione deve res</text:span>tituire “<text:span text:style-name="T5">vero</text:span>” <text:span text:style-name="T7">s</text:span>e i triangoli si sovrappongono altrimenti res<text:span text:style-name="T7">t</text:span>ituisce “<text:span text:style-name="T5">falso</text:span>”.</text:p>
      <text:p text:style-name="P3">Dei triangoli noi conosciamo i 3 vertici sotto forma di vettore di tre vettori ciascuno composto da 2 elementi (coordinata riga, coordinata colonna)</text:p>
      <text:p text:style-name="P1"/>
      <text:p text:style-name="P23">Sono possibili 2 approcci:</text:p>
      <text:list xml:id="list4075392416687713125" text:style-name="L4">
        <text:list-item>
          <text:p text:style-name="P24">per ogni lato di un triangolo determinare se agisce da spartiacque in cui tutti i vertici dell'altro triangolo stanno sul lato opposto del vertice rimanente. <text:span text:style-name="T10">Se almeno uno dei 6 lati (3 per triangolo) soddisfa questa condizione allora i triangoli non si sovrappongono. Attenzione al fatto che un vertice stia su un lato!</text:span></text:p>
        </text:list-item>
        <text:list-item>
          <text:p text:style-name="P25">Usare formule del tipo ax + by + c = 0</text:p>
        </text:list-item>
        <text:list-item>
          <text:p text:style-name="P24">confrontare per ogni lato di un triangolo se c'è almeno una intersezione con un lato dell'altro triangolo. <text:span text:style-name="T11">Attenzione al fatto che un triangolo può stare dentro l'altro!</text:span></text:p>
        </text:list-item>
      </text:list>
      <text:p text:style-name="P1"/>
      <text:p text:style-name="P17">Per i suggerimenti c'è internet….e il professor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1:29:17.154000000</meta:creation-date>
    <dc:date>2016-03-18T01:17:11.376455573</dc:date>
    <meta:editing-duration>PT1H8M28S</meta:editing-duration>
    <meta:editing-cycles>7</meta:editing-cycles>
    <meta:generator>LibreOffice/5.0.5.2$Linux_X86_64 LibreOffice_project/00m0$Build-2</meta:generator>
    <meta:document-statistic meta:table-count="1" meta:image-count="0" meta:object-count="0" meta:page-count="2" meta:paragraph-count="59" meta:word-count="856" meta:character-count="5194" meta:non-whitespace-character-count="4395"/>
  </office:meta>
</office:document-meta>
</file>